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4.9083in" fo:keep-together="auto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c6735f" officeooo:paragraph-rsid="00c6735f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c84e34" officeooo:paragraph-rsid="00cfead7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c84e34" officeooo:paragraph-rsid="00e12652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ca21fa" officeooo:paragraph-rsid="00ca21fa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ca21fa" officeooo:paragraph-rsid="00cc0e9a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cace5c" officeooo:paragraph-rsid="00cace5c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e04155" officeooo:paragraph-rsid="00e04155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e12652" officeooo:paragraph-rsid="00e12652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29ce57" officeooo:paragraph-rsid="0022bdc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officeooo:rsid="0030f4a0" officeooo:paragraph-rsid="0030f4a0"/>
    </style:style>
    <style:style style:name="P14" style:family="paragraph" style:parent-style-name="Standard" style:list-style-name="L1">
      <style:paragraph-properties fo:line-height="100%"/>
      <style:text-properties fo:font-size="10pt" officeooo:rsid="00cc0e9a" officeooo:paragraph-rsid="00cc0e9a" style:font-size-asian="10pt" style:font-size-complex="10pt"/>
    </style:style>
    <style:style style:name="P15" style:family="paragraph" style:parent-style-name="Standard" style:list-style-name="L1">
      <style:paragraph-properties fo:line-height="100%"/>
      <style:text-properties fo:font-size="10pt" officeooo:rsid="00cfead7" officeooo:paragraph-rsid="00cfead7" style:font-size-asian="10pt" style:font-size-complex="10pt"/>
    </style:style>
    <style:style style:name="P16" style:family="paragraph" style:parent-style-name="Standard" style:list-style-name="L1">
      <style:paragraph-properties fo:line-height="100%"/>
      <style:text-properties fo:font-size="10pt" officeooo:rsid="00d18bc5" officeooo:paragraph-rsid="00d18bc5" style:font-size-asian="10pt" style:font-size-complex="10pt"/>
    </style:style>
    <style:style style:name="T1" style:family="text">
      <style:text-properties fo:font-size="10pt" officeooo:rsid="00617772" style:font-size-asian="10pt" style:font-size-complex="10pt"/>
    </style:style>
    <style:style style:name="T2" style:family="text">
      <style:text-properties fo:font-size="10pt" officeooo:rsid="00ae7233" style:font-size-asian="10pt" style:font-size-complex="10pt"/>
    </style:style>
    <style:style style:name="T3" style:family="text">
      <style:text-properties fo:font-size="10pt" officeooo:rsid="00ae9e01" style:font-size-asian="10pt" style:font-size-complex="10pt"/>
    </style:style>
    <style:style style:name="T4" style:family="text">
      <style:text-properties fo:font-size="10pt" officeooo:rsid="00c3f601" style:font-size-asian="10pt" style:font-size-complex="10pt"/>
    </style:style>
    <style:style style:name="T5" style:family="text">
      <style:text-properties fo:font-size="10pt" officeooo:rsid="00e04155" style:font-size-asian="10pt" style:font-size-complex="10pt"/>
    </style:style>
    <style:style style:name="T6" style:family="text">
      <style:text-properties fo:font-size="10pt" officeooo:rsid="00e4d015" style:font-size-asian="10pt" style:font-size-complex="10pt"/>
    </style:style>
    <style:style style:name="T7" style:family="text">
      <style:text-properties officeooo:rsid="00cc0e9a"/>
    </style:style>
    <style:style style:name="T8" style:family="text">
      <style:text-properties officeooo:rsid="00ce4b19"/>
    </style:style>
    <style:style style:name="T9" style:family="text">
      <style:text-properties officeooo:rsid="00cfead7"/>
    </style:style>
    <style:style style:name="T10" style:family="text">
      <style:text-properties officeooo:rsid="00d18bc5"/>
    </style:style>
    <style:style style:name="T11" style:family="text">
      <style:text-properties officeooo:rsid="00e041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3"><text:span text:style-name="T1">Ex</text:span><text:span text:style-name="T6">2</text:span><text:span text:style-name="T1">_</text:span><text:span text:style-name="T5">8</text:span><text:span text:style-name="T2"> </text:span><text:span text:style-name="T3">BASIC NETWORKING – </text:span><text:span text:style-name="T4">PART II</text:span><text:span text:style-name="T5">I</text:span></text:p>
          </table:table-cell>
        </table:table-row>
        <table:table-row table:style-name="Table1.1">
          <table:table-cell table:style-name="Table1.A1" office:value-type="string">
            <text:p text:style-name="P12">Challeng</text:p>
          </table:table-cell>
          <table:table-cell table:style-name="Table1.B2" office:value-type="string">
            <text:p text:style-name="P7">Accept IP addresses and port ranges via command line or an optional file.</text:p>
          </table:table-cell>
        </table:table-row>
        <table:table-row table:style-name="Table1.1">
          <table:table-cell table:style-name="Table1.A3" office:value-type="string">
            <text:p text:style-name="P11">Prereqs</text:p>
          </table:table-cell>
          <table:table-cell table:style-name="Table1.B4" office:value-type="string">
            <text:p text:style-name="P1">Script from part I<text:span text:style-name="T11">I</text:span></text:p>
          </table:table-cell>
        </table:table-row>
        <table:table-row table:style-name="Table1.1">
          <table:table-cell table:style-name="Table1.A3" office:value-type="string">
            <text:p text:style-name="P11">Narrative</text:p>
          </table:table-cell>
          <table:table-cell table:style-name="Table1.B4" office:value-type="string">
            <text:p text:style-name="P5">Once complete, your script will <text:span text:style-name="T11">read your list of vulnerable banners from a file. <text:s/>It will also accept 1 or more IP addresses and ports from the command line. <text:s/>Lastly, you should be able to supply your script with an optional file containing a list (or range) of IP addresses to be tested.</text:span></text:p>
            <text:p text:style-name="P4"/>
            <text:p text:style-name="P6">You should notice areas that could be more efficient. <text:s/><text:span text:style-name="T7">We will address those areas in the next couple exercises. <text:s/></text:span>For examp<text:span text:style-name="T8">l</text:span>e:</text:p>
            <text:p text:style-name="P6"/>
            <text:list xml:id="list2861368495743110737" text:style-name="L1">
              <text:list-item>
                <text:p text:style-name="P14">The application could potentially <text:span text:style-name="T8">run </text:span>faster by threading the scan<text:span text:style-name="T10">s</text:span> (<text:span text:style-name="T8">Added in </text:span>Part IV).</text:p>
              </text:list-item>
              <text:list-item>
                <text:p text:style-name="P15">Threading will necessitate resource locking (Added in Part IV).</text:p>
              </text:list-item>
              <text:list-item>
                <text:p text:style-name="P16">Part IV will conclude with a port scanning competition to find flags.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10">Instructions</text:p>
          </table:table-cell>
          <table:table-cell table:style-name="Table1.B5" office:value-type="string">
            <text:p text:style-name="P2">If you’re comfortable with Python, feel free to add as much as you like to your port scanner. <text:s/><text:span text:style-name="T9">The end goal is to have a port scanner that can scan any IP range &amp; port list you provide it. <text:s/>It should do this as fast as possible.</text:span></text:p>
            <text:p text:style-name="P2"/>
            <text:p text:style-name="P8">We are not dictating precise requirements because this is YOUR port scanner. <text:s/>You will (can) modify it next week to do your port knocking exercises. <text:s/>You should keep this script forever! Modify it, and improve it over time.</text:p>
            <text:p text:style-name="P3"/>
            <text:p text:style-name="P8">To claim the flag for this exercise I need to see your script can accept command line arguments and optionally read from a file. <text:s/>Once you’ve demonstrated this capability, the instructor will provide you with a flag for this exercise.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79</meta:editing-cycles>
    <meta:creation-date>2016-06-29T12:46:00</meta:creation-date>
    <dc:date>2016-10-13T05:27:31.167356102</dc:date>
    <meta:editing-duration>PT14H57M3S</meta:editing-duration>
    <meta:generator>LibreOffice/5.1.5.2$Linux_X86_64 LibreOffice_project/10$Build-2</meta:generator>
    <meta:document-statistic meta:table-count="1" meta:image-count="0" meta:object-count="0" meta:page-count="1" meta:paragraph-count="16" meta:word-count="264" meta:character-count="1489" meta:non-whitespace-character-count="123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